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Tabel1" style:family="table">
      <style:table-properties style:width="12.056cm" style:rel-width="90%" fo:margin-top="0cm" fo:margin-bottom="0cm" table:align="center" style:writing-mode="lr-tb"/>
    </style:style>
    <style:style style:name="Tabel1.A" style:family="table-column">
      <style:table-column-properties style:column-width="0.159cm" style:rel-column-width="865*"/>
    </style:style>
    <style:style style:name="Tabel1.B" style:family="table-column">
      <style:table-column-properties style:column-width="11.737cm" style:rel-column-width="63804*"/>
    </style:style>
    <style:style style:name="Tabel1.C" style:family="table-column">
      <style:table-column-properties style:column-width="0.159cm" style:rel-column-width="866*"/>
    </style:style>
    <style:style style:name="Tabel1.1" style:family="table-row">
      <style:table-row-properties fo:keep-together="auto"/>
    </style:style>
    <style:style style:name="Tabel1.A1" style:family="table-cell">
      <style:table-cell-properties style:vertical-align="middle" fo:padding="0.026cm" fo:border="none"/>
    </style:style>
    <style:style style:name="Tabel1.A2" style:family="table-cell">
      <style:table-cell-properties style:vertical-align="middle" fo:background-color="#dddddd" fo:padding="0.026cm" fo:border="none">
        <style:background-image/>
      </style:table-cell-properties>
    </style:style>
    <style:style style:name="Tabel2" style:family="table" style:master-page-name="Standard">
      <style:table-properties style:width="14.4cm" style:rel-width="90%" fo:margin-top="0cm" fo:margin-bottom="0cm" style:page-number="auto" table:align="center" style:writing-mode="lr-tb"/>
    </style:style>
    <style:style style:name="Tabel2.A" style:family="table-column">
      <style:table-column-properties style:column-width="0.37cm" style:rel-column-width="1684*"/>
    </style:style>
    <style:style style:name="Tabel2.B" style:family="table-column">
      <style:table-column-properties style:column-width="4.553cm" style:rel-column-width="20722*"/>
    </style:style>
    <style:style style:name="Tabel2.E" style:family="table-column">
      <style:table-column-properties style:column-width="0.37cm" style:rel-column-width="1685*"/>
    </style:style>
    <style:style style:name="Tabel2.1" style:family="table-row">
      <style:table-row-properties fo:keep-together="auto"/>
    </style:style>
    <style:style style:name="Tabel2.A1" style:family="table-cell">
      <style:table-cell-properties style:vertical-align="middle" fo:padding="0.132cm" fo:border="none"/>
    </style:style>
    <style:style style:name="Tabel2.B1" style:family="table-cell">
      <style:table-cell-properties style:vertical-align="middle" fo:background-color="#dddddd" fo:padding="0.132cm" fo:border="none">
        <style:background-image/>
      </style:table-cell-properties>
    </style:style>
    <style:style style:name="Tabel2.B2" style:family="table-cell">
      <style:table-cell-properties style:vertical-align="middle" fo:background-color="#eeeeee" fo:padding="0.132cm" fo:border="none">
        <style:background-image/>
      </style:table-cell-properties>
    </style:style>
    <style:style style:name="Tabel2.C2" style:family="table-cell">
      <style:table-cell-properties fo:background-color="#eeeeee" fo:padding="0.132cm" fo:border="none">
        <style:background-image/>
      </style:table-cell-properties>
    </style:style>
    <style:style style:name="Tabel2.A4" style:family="table-cell">
      <style:table-cell-properties style:vertical-align="middle" fo:background-color="#ddffdd" fo:padding="0.132cm" fo:border="none">
        <style:background-image/>
      </style:table-cell-properties>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0pt" style:font-name-asian="Times New Roman1" style:font-size-asian="10pt"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weight="bold" style:font-name-asian="Times New Roman1" style:font-weight-asian="bold" style:font-weight-complex="bold"/>
    </style:style>
    <style:style style:name="P5" style:family="paragraph" style:parent-style-name="Standard">
      <style:text-properties style:font-name-asian="Times New Roman1"/>
    </style:style>
    <style:style style:name="P6" style:family="paragraph" style:parent-style-name="Standard">
      <style:paragraph-properties fo:text-align="center" style:justify-single-word="false"/>
      <style:text-properties style:font-name-asian="Times New Roman1"/>
    </style:style>
    <style:style style:name="P7" style:family="paragraph" style:parent-style-name="Standard">
      <style:paragraph-properties fo:text-align="center" style:justify-single-word="false"/>
      <style:text-properties fo:font-size="18pt" fo:font-weight="bold" style:font-name-asian="Times New Roman1" style:font-size-asian="18pt" style:font-weight-asian="bold" style:font-size-complex="18pt" style:font-weight-complex="bold"/>
    </style:style>
    <style:style style:name="P8" style:family="paragraph" style:parent-style-name="Standard" style:list-style-name="WWNum1">
      <style:paragraph-properties fo:margin-top="0.494cm" fo:margin-bottom="0cm" loext:contextual-spacing="false"/>
    </style:style>
    <style:style style:name="P9" style:family="paragraph" style:parent-style-name="Standard" style:list-style-name="WWNum2">
      <style:paragraph-properties fo:margin-top="0.494cm" fo:margin-bottom="0cm" loext:contextual-spacing="false"/>
    </style:style>
    <style:style style:name="P10" style:family="paragraph" style:parent-style-name="Standard" style:list-style-name="WWNum3">
      <style:paragraph-properties fo:margin-top="0.494cm" fo:margin-bottom="0cm" loext:contextual-spacing="false"/>
    </style:style>
    <style:style style:name="P11" style:family="paragraph" style:parent-style-name="Standard" style:list-style-name="WWNum4">
      <style:paragraph-properties fo:margin-top="0.494cm" fo:margin-bottom="0cm" loext:contextual-spacing="false"/>
    </style:style>
    <style:style style:name="P12" style:family="paragraph" style:parent-style-name="Standard" style:list-style-name="WWNum5">
      <style:paragraph-properties fo:margin-top="0.494cm" fo:margin-bottom="0cm" loext:contextual-spacing="false"/>
    </style:style>
    <style:style style:name="P13" style:family="paragraph" style:parent-style-name="Standard" style:list-style-name="WWNum6">
      <style:paragraph-properties fo:margin-top="0.494cm" fo:margin-bottom="0cm" loext:contextual-spacing="false"/>
    </style:style>
    <style:style style:name="P14" style:family="paragraph" style:parent-style-name="Standard" style:list-style-name="WWNum7">
      <style:paragraph-properties fo:margin-top="0.494cm" fo:margin-bottom="0cm" loext:contextual-spacing="false"/>
    </style:style>
    <style:style style:name="P15" style:family="paragraph" style:parent-style-name="Standard" style:list-style-name="WWNum8">
      <style:paragraph-properties fo:margin-top="0.494cm" fo:margin-bottom="0cm" loext:contextual-spacing="false"/>
    </style:style>
    <style:style style:name="P16" style:family="paragraph" style:parent-style-name="Standard" style:list-style-name="WWNum1">
      <style:paragraph-properties fo:margin-top="0cm" fo:margin-bottom="0.494cm" loext:contextual-spacing="false"/>
    </style:style>
    <style:style style:name="P17" style:family="paragraph" style:parent-style-name="Standard" style:list-style-name="WWNum2">
      <style:paragraph-properties fo:margin-top="0cm" fo:margin-bottom="0.494cm" loext:contextual-spacing="false"/>
    </style:style>
    <style:style style:name="P18" style:family="paragraph" style:parent-style-name="Standard" style:list-style-name="WWNum3">
      <style:paragraph-properties fo:margin-top="0cm" fo:margin-bottom="0.494cm" loext:contextual-spacing="false"/>
    </style:style>
    <style:style style:name="P19" style:family="paragraph" style:parent-style-name="Standard" style:list-style-name="WWNum4">
      <style:paragraph-properties fo:margin-top="0cm" fo:margin-bottom="0.494cm" loext:contextual-spacing="false"/>
    </style:style>
    <style:style style:name="P20" style:family="paragraph" style:parent-style-name="Standard" style:list-style-name="WWNum5">
      <style:paragraph-properties fo:margin-top="0cm" fo:margin-bottom="0.494cm" loext:contextual-spacing="false"/>
    </style:style>
    <style:style style:name="P21" style:family="paragraph" style:parent-style-name="Standard" style:list-style-name="WWNum6">
      <style:paragraph-properties fo:margin-top="0cm" fo:margin-bottom="0.494cm" loext:contextual-spacing="false"/>
    </style:style>
    <style:style style:name="P22" style:family="paragraph" style:parent-style-name="Standard" style:list-style-name="WWNum7">
      <style:paragraph-properties fo:margin-top="0cm" fo:margin-bottom="0.494cm" loext:contextual-spacing="false"/>
    </style:style>
    <style:style style:name="P23" style:family="paragraph" style:parent-style-name="Standard" style:list-style-name="WWNum8">
      <style:paragraph-properties fo:margin-top="0cm" fo:margin-bottom="0.494cm" loext:contextual-spacing="false"/>
    </style:style>
    <style:style style:name="P24" style:family="paragraph" style:parent-style-name="Standard" style:list-style-name="WWNum2">
      <style:paragraph-properties fo:margin-top="0cm" fo:margin-bottom="0cm" loext:contextual-spacing="false"/>
    </style:style>
    <style:style style:name="P25" style:family="paragraph" style:parent-style-name="Standard" style:list-style-name="WWNum3">
      <style:paragraph-properties fo:margin-top="0cm" fo:margin-bottom="0cm" loext:contextual-spacing="false"/>
    </style:style>
    <style:style style:name="P26" style:family="paragraph" style:parent-style-name="Standard" style:list-style-name="WWNum4">
      <style:paragraph-properties fo:margin-top="0cm" fo:margin-bottom="0cm" loext:contextual-spacing="false"/>
    </style:style>
    <style:style style:name="P27" style:family="paragraph" style:parent-style-name="Standard" style:list-style-name="WWNum5">
      <style:paragraph-properties fo:margin-top="0cm" fo:margin-bottom="0cm" loext:contextual-spacing="false"/>
    </style:style>
    <style:style style:name="P28" style:family="paragraph" style:parent-style-name="Standard" style:list-style-name="WWNum6">
      <style:paragraph-properties fo:margin-top="0cm" fo:margin-bottom="0cm" loext:contextual-spacing="false"/>
    </style:style>
    <style:style style:name="P29" style:family="paragraph" style:parent-style-name="Standard" style:list-style-name="WWNum7">
      <style:paragraph-properties fo:margin-top="0cm" fo:margin-bottom="0cm" loext:contextual-spacing="false"/>
    </style:style>
    <style:style style:name="P30" style:family="paragraph" style:parent-style-name="Standard" style:list-style-name="WWNum8">
      <style:paragraph-properties fo:margin-top="0cm" fo:margin-bottom="0cm" loext:contextual-spacing="false"/>
    </style:style>
    <style:style style:name="T1" style:family="text">
      <style:text-properties fo:font-size="24pt" fo:font-weight="bold" style:font-name-asian="Times New Roman1" style:font-size-asian="24pt" style:font-weight-asian="bold" style:font-size-complex="24pt" style:font-weight-complex="bold"/>
    </style:style>
    <style:style style:name="T2" style:family="text">
      <style:text-properties fo:font-weight="bold" style:font-name-asian="Times New Roman1" style:font-weight-asian="bold" style:font-weight-complex="bold"/>
    </style:style>
    <style:style style:name="T3" style:family="text">
      <style:text-properties style:font-name-asian="Times New Roman1"/>
    </style:style>
    <style:style style:name="T4" style:family="text">
      <style:text-properties fo:font-size="7.5pt" style:font-name-asian="Times New Roman1" style:font-size-asian="7.5pt" style:font-size-complex="7.5pt"/>
    </style:style>
    <style:style style:name="T5" style:family="text">
      <style:text-properties fo:font-size="18pt" fo:font-weight="bold" style:font-name-asian="Times New Roman1" style:font-size-asian="18pt" style:font-weight-asian="bold" style:font-size-complex="18pt" style:font-weight-complex="bold"/>
    </style:style>
    <style:style style:name="T6" style:family="text">
      <style:text-properties fo:font-style="italic" fo:font-weight="bold" style:font-name-asian="Times New Roman1" style:font-style-asian="italic" style:font-weight-asian="bold" style:font-style-complex="italic" style:font-weight-complex="bold"/>
    </style:style>
    <style:style style:name="T7" style:family="text">
      <style:text-properties fo:font-style="italic" style:font-name-asian="Times New Roman1" style:font-style-asian="italic" style:font-style-complex="italic"/>
    </style:style>
    <style:style style:name="T8" style:family="text">
      <style:text-properties fo:font-size="10pt" fo:font-style="italic" style:font-name-asian="Times New Roman1" style:font-size-asian="10pt" style:font-style-asian="italic" style:font-size-complex="10pt" style:font-style-complex="italic"/>
    </style:style>
    <style:style style:name="T9" style:family="text">
      <style:text-properties style:text-underline-style="solid" style:text-underline-width="auto" style:text-underline-color="font-color" style:font-name-asian="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2" table:style-name="Tabel2">
        <table:table-column table:style-name="Tabel2.A"/>
        <table:table-column table:style-name="Tabel2.B" table:number-columns-repeated="3"/>
        <table:table-column table:style-name="Tabel2.E"/>
        <table:table-row table:style-name="Tabel2.1">
          <table:table-cell table:style-name="Tabel2.A1" office:value-type="string">
            <text:p text:style-name="P1"/>
          </table:table-cell>
          <table:table-cell table:style-name="Tabel2.B1" table:number-columns-spanned="3" office:value-type="string">
            <text:p text:style-name="P3"><text:span text:style-name="T1">ir. Bert Raeymaekers</text:span><text:span text:style-name="T2"><text:line-break/>Family / Budgerigar / Pythonista / Volleyball / Tim</text:span></text:p>
          </table:table-cell>
          <table:covered-table-cell/>
          <table:covered-table-cell/>
          <table:table-cell table:style-name="Tabel2.A1" office:value-type="string">
            <text:p text:style-name="P4"/>
          </table:table-cell>
        </table:table-row>
        <table:table-row table:style-name="Tabel2.1">
          <table:table-cell table:style-name="Tabel2.A1" office:value-type="string">
            <text:p text:style-name="P2"/>
          </table:table-cell>
          <table:table-cell table:style-name="Tabel2.B2" office:value-type="string">
            <text:p text:style-name="HTML_20_Address"><text:span text:style-name="T3">Erps-Kwerps<text:line-break/>firstname DOT lastname AT schilduil DOT org</text:span></text:p>
          </table:table-cell>
          <table:table-cell table:style-name="Tabel2.C2" office:value-type="string">
            <text:p text:style-name="Standard"><text:span text:style-name="T3">° 7 July 1974 in Antwerp, Belgium<text:line-break/>Nationality: Belgian</text:span></text:p>
          </table:table-cell>
          <table:table-cell table:style-name="Tabel2.B2" office:value-type="string">
            <text:p text:style-name="P3"><text:a xlink:type="simple" xlink:href="https://www.linkedin.com/in/bertraeymaekers/" text:style-name="ListLabel_20_73" text:visited-style-name="ListLabel_20_73"><text:span text:style-name="Internet_20_link"><text:span text:style-name="T3">LinkedId</text:span></text:span></text:a><text:span text:style-name="T3"> </text:span><text:a xlink:type="simple" xlink:href="https://stackoverflow.com/users/story/5823298" text:style-name="ListLabel_20_73" text:visited-style-name="ListLabel_20_73"><text:span text:style-name="Internet_20_link"><text:span text:style-name="T3">Stackoverflow</text:span></text:span></text:a><text:span text:style-name="T3"> <text:line-break/></text:span><text:a xlink:type="simple" xlink:href="https://twitter.com/schilduil" text:style-name="ListLabel_20_73" text:visited-style-name="ListLabel_20_73"><text:span text:style-name="Internet_20_link"><text:span text:style-name="T3">Twitter</text:span></text:span></text:a><text:span text:style-name="T3"> </text:span><text:a xlink:type="simple" xlink:href="https://github.com/BertRaeymaekers" text:style-name="ListLabel_20_73" text:visited-style-name="ListLabel_20_73"><text:span text:style-name="Internet_20_link"><text:span text:style-name="T3">GitHub</text:span></text:span></text:a><text:span text:style-name="T3"> </text:span></text:p>
          </table:table-cell>
          <table:table-cell table:style-name="Tabel2.A1" office:value-type="string">
            <text:p text:style-name="P6"/>
          </table:table-cell>
        </table:table-row>
        <table:table-row table:style-name="Tabel2.1">
          <table:table-cell table:style-name="Tabel2.A1" table:number-columns-spanned="5" office:value-type="string">
            <text:p text:style-name="Standard"><text:span text:style-name="T3"> </text:span></text:p>
          </table:table-cell>
          <table:covered-table-cell/>
          <table:covered-table-cell/>
          <table:covered-table-cell/>
          <table:covered-table-cell/>
        </table:table-row>
        <table:table-row table:style-name="Tabel2.1">
          <table:table-cell table:style-name="Tabel2.A4" table:number-columns-spanned="5" office:value-type="string">
            <text:p text:style-name="Normal_20__28_Web_29_">That look interesting, let me jump into it:</text:p>
            <text:list xml:id="list536473164" text:style-name="WWNum1">
              <text:list-item>
                <text:p text:style-name="P8"><text:span text:style-name="T3">A subscription to 'Witte Spreeuwen' about keeping birds. That quickly led to breeding with a pair of budgerigars, next a flight, more species and more flights. And up until now I breed show budgerigars.</text:span></text:p>
              </text:list-item>
              <text:list-item>
                <text:p text:style-name="P16"><text:span text:style-name="T3">A computer class first year of middle school by father Leo leads to nagging for my own 8080 computer. With the manual next to me I started writing BASIC programs. My dad found I should learn a more modern language, so with the manual and a short introduction I dived into Pascal.</text:span></text:p>
              </text:list-item>
            </text:list>
            <text:p text:style-name="Normal_20__28_Web_29_">And with that my two biggest passions were set (after the family, but that would come later).</text:p>
            <text:p text:style-name="Normal_20__28_Web_29_">When it was time to decide what to study, it was a balance between these two passions. Eventually I chose agricultural and applied biological sciences. In hindsight that was the rights choice: a wider education and IT would later turn out to be inevitable. Geneticics was the big interest so I chose stockbreeding as my major and minored in cellular and genetic biotechnology. As master thesis it was natural to do something with animal genetics: simulating breeding strategies for rare Belgian breeds of sheep.</text:p>
            <text:p text:style-name="Normal_20__28_Web_29_">During my studies I like statistics so I took an extra year studying it. After my registration they were looking for two part-time java delopers to work on educational statistical applets. The first step towards a computerjob was made. The following years as an IT consultant gave me the opportunity to get familiar with its different aspects.</text:p>
            <text:p text:style-name="Normal_20__28_Web_29_">The operations side drew me in and fortunately I found a steady job that better fitted with my starting family. Here I could gain a deep understanding of the IBM WebSphere Application Server (WAS). After some years I switched to a job where I could expand my view more.</text:p>
            <text:p text:style-name="Normal_20__28_Web_29_">As a hobby I was playing volleyball and so I went for a coaching degree. At home I was starting again on the next iteration of my bird administration software. This time I started writing it in Python. I came across it as the WAS admin scripting language. Python soon become my favourite programming language. Through arcticles, videos and podcasts I dived into it. Also on the job I tried to use Python as much as I could: from scripts to a configuratie framework.</text:p>
            <text:p text:style-name="Normal_20__28_Web_29_">Podcasts and the internet in general are great to discover new software and <text:soft-page-break/>libraries: Like MongoDB, which as document database seems to be the best fit for my 'bird administration' software. So on my free eveneings I dived deeper into Python, Pytest, MongoDB, ... anw what the possabilities are for deploying it on the cloud. Python also became, thanks to SciPy and the likes, also the language for data science. That was a nice callback to my statistics studies and an incentive to look into the machine learning methods.</text:p>
            <text:p text:style-name="Normal_20__28_Web_29_">In the mean time something called a 'Raspberry Pi' came on my rader and where I did dare, as a kid, connect the expensive PC to the physical world, this was no longer blocking. So in the birdroom humidity, dust, ... got measured and put into graphs. Also Raspberry Pi's became a bit my private cloud for monitoring, backup, twitterbots and so on. Hopefully I can got to setting up a Pi Camera with OpenCV to monitor the breeding boxes.</text:p>
            <text:p text:style-name="Normal_20__28_Web_29_">At the job I got the chance to dive into new technologies like ElasticSearch, Ansible and Kafka. Especially Ansible was such an advantage that I started using it as well for setting up my personal Pi's and test virtual/cloud machines.</text:p>
            <text:p text:style-name="Normal_20__28_Web_29_">Challenging projects give me satisfaction like for instance that time we did a full tear down and reinstall of all the major web applications of the company in under 24 hours. My last big project was the Datahub project that is based on MapR and ScaledRisk/Hbase with a Python ETL pipeline.</text:p>
          </table:table-cell>
          <table:covered-table-cell/>
          <table:covered-table-cell/>
          <table:covered-table-cell/>
          <table:covered-table-cell/>
        </table:table-row>
        <table:table-row table:style-name="Tabel2.1">
          <table:table-cell table:style-name="Tabel2.A1" table:number-columns-spanned="5" office:value-type="string">
            <text:p text:style-name="Standard"><text:span text:style-name="T3"> </text:span></text:p>
          </table:table-cell>
          <table:covered-table-cell/>
          <table:covered-table-cell/>
          <table:covered-table-cell/>
          <table:covered-table-cell/>
        </table:table-row>
        <table:table-row table:style-name="Tabel2.1">
          <table:table-cell table:style-name="Tabel2.A1" office:value-type="string">
            <text:p text:style-name="P5"/>
          </table:table-cell>
          <table:table-cell table:style-name="Tabel2.B1" office:value-type="string">
            <text:p text:style-name="Standard"><text:span text:style-name="T4"> </text:span></text:p>
          </table:table-cell>
          <table:table-cell table:style-name="Tabel2.A1" office:value-type="string">
            <text:p text:style-name="P5"/>
          </table:table-cell>
          <table:table-cell table:style-name="Tabel2.A1" office:value-type="string">
            <text:p text:style-name="P2"/>
          </table:table-cell>
          <table:table-cell table:style-name="Tabel2.A1" office:value-type="string">
            <text:p text:style-name="P2"/>
          </table:table-cell>
        </table:table-row>
        <table:table-row table:style-name="Tabel2.1">
          <table:table-cell table:style-name="Tabel2.A1" office:value-type="string">
            <text:p text:style-name="P2"/>
          </table:table-cell>
          <table:table-cell table:style-name="Tabel2.B1" office:value-type="string">
            <text:p text:style-name="P3"><text:span text:style-name="T5">Job experience</text:span></text:p>
          </table:table-cell>
          <table:table-cell table:style-name="Tabel2.A1" office:value-type="string">
            <text:p text:style-name="P7"/>
          </table:table-cell>
          <table:table-cell table:style-name="Tabel2.A1" office:value-type="string">
            <text:p text:style-name="P2"/>
          </table:table-cell>
          <table:table-cell table:style-name="Tabel2.A1" office:value-type="string">
            <text:p text:style-name="P2"/>
          </table:table-cell>
        </table:table-row>
        <table:table-row table:style-name="Tabel2.1">
          <table:table-cell table:style-name="Tabel2.B2" office:value-type="string">
            <text:p text:style-name="Standard"><text:span text:style-name="T4"> </text:span></text:p>
          </table:table-cell>
          <table:table-cell table:style-name="Tabel2.B1" office:value-type="string">
            <text:p text:style-name="Standard"><text:span text:style-name="T4"> </text:span></text:p>
          </table:table-cell>
          <table:table-cell table:style-name="Tabel2.B2" table:number-columns-spanned="3" office:value-type="string">
            <text:p text:style-name="Standard"><text:span text:style-name="T4"> </text:span></text:p>
          </table:table-cell>
          <table:covered-table-cell/>
          <table:covered-table-cell/>
        </table:table-row>
        <table:table-row table:style-name="Tabel2.1">
          <table:table-cell table:style-name="Tabel2.B2" table:number-columns-spanned="4" office:value-type="string">
            <text:list xml:id="list3311812321" text:style-name="WWNum2">
              <text:list-item>
                <text:p text:style-name="P9"><text:span text:style-name="T6">Vanaf SEP 2012</text:span><text:span text:style-name="T2"> Application Engineer - BNP Paribas Asset Management</text:span><text:span text:style-name="T3"><text:line-break/>Responsibilities/Projects:</text:span></text:p>
                <text:list>
                  <text:list-item>
                    <text:p text:style-name="P24"><text:span text:style-name="T3">Automate installation, configuration and management of different applications with Ansible/Python/TFS GIT/Artifactory/Xymon/Nagios:</text:span></text:p>
                  </text:list-item>
                  <text:list-item>
                    <text:p text:style-name="P24"><text:span text:style-name="T3">Ansible Tower: setup design, configuration and management</text:span></text:p>
                  </text:list-item>
                  <text:list-item>
                    <text:p text:style-name="P24"><text:span text:style-name="T3">Datahub project (devops) - infrastuctuur team (MapR, ScaledRisk/Hbase/Hadoop, ...) and Python ETL pipeline: installation, configuration and documention</text:span></text:p>
                  </text:list-item>
                  <text:list-item>
                    <text:p text:style-name="P24"><text:span text:style-name="T3">Kafka management and integration with ELK</text:span></text:p>
                  </text:list-item>
                  <text:list-item>
                    <text:p text:style-name="P24"><text:span text:style-name="T3">ELK (Elasticsearch/Logstash/Kibana/Filebeat): installation, configuration and management</text:span></text:p>
                  </text:list-item>
                  <text:list-item>
                    <text:p text:style-name="P24"><text:span text:style-name="T3">Wordpress project (devops): installation, configuration and management</text:span></text:p>
                  </text:list-item>
                  <text:list-item>
                    <text:p text:style-name="P24"><text:span text:style-name="T3">Several user applications applicaties (Windows/Solaris/Linux): installing, upgrading, documenting, monitor, disaster recovery, provisioning, resource management, ...</text:span></text:p>
                  </text:list-item>
                  <text:list-item>
                    <text:p text:style-name="P24"><text:soft-page-break/><text:span text:style-name="T3">Subversion server: installation, configuration and management</text:span></text:p>
                  </text:list-item>
                  <text:list-item>
                    <text:p text:style-name="P24"><text:span text:style-name="T3">Citrix admin (XenApp 6/7)</text:span></text:p>
                  </text:list-item>
                  <text:list-item>
                    <text:p text:style-name="P24"><text:span text:style-name="T3">WebSphere Specialist (IBM WebSphere Application Server)</text:span></text:p>
                  </text:list-item>
                </text:list>
              </text:list-item>
              <text:list-item>
                <text:p text:style-name="P24"><text:span text:style-name="T6">NOV 2006 - AUG 2012</text:span><text:span text:style-name="T2"> Systeem Specialist - KBC Global Services</text:span><text:span text:style-name="T3"><text:line-break/>Automate installations and configurations of web application servers (IBM WebSphere Application Server, Internet Information Services, JBoss EWS, Apache Tomcat, Apache Http Server</text:span></text:p>
                <text:list>
                  <text:list-item>
                    <text:p text:style-name="P24"><text:span text:style-name="T3">Creating frameworks for automatic configuration of the middlware solutions (Python/Jython)</text:span></text:p>
                  </text:list-item>
                  <text:list-item>
                    <text:p text:style-name="P24"><text:span text:style-name="T3">Writing and maintaining procedures and documentation</text:span></text:p>
                  </text:list-item>
                  <text:list-item>
                    <text:p text:style-name="P24"><text:span text:style-name="T3">Assist several customers with middleware topologies, taking into account things like volume, high availability and disaster recovery</text:span></text:p>
                  </text:list-item>
                  <text:list-item>
                    <text:p text:style-name="P24"><text:span text:style-name="T3">Troubleshooting (pre-production and production) with logging and dynaTrace instrumentation</text:span></text:p>
                  </text:list-item>
                  <text:list-item>
                    <text:p text:style-name="P24"><text:span text:style-name="T3">Tuning and assisting with performance tests</text:span></text:p>
                  </text:list-item>
                  <text:list-item>
                    <text:p text:style-name="P24"><text:span text:style-name="T3">Creating and giving trainings</text:span></text:p>
                  </text:list-item>
                  <text:list-item>
                    <text:p text:style-name="P24"><text:span text:style-name="T3">Inform the organization of changes and new services</text:span></text:p>
                  </text:list-item>
                </text:list>
              </text:list-item>
              <text:list-item>
                <text:p text:style-name="P24"><text:span text:style-name="T6">FEB 2001 - OCT 2006</text:span><text:span text:style-name="T3"> Technical consultant for Adelior Benelux<text:line-break/>Projects:</text:span></text:p>
                <text:list>
                  <text:list-item>
                    <text:p text:style-name="P24"><text:span text:style-name="T7">Latest</text:span><text:span text:style-name="T3"><text:line-break/></text:span><text:span text:style-name="T2">NatStar</text:span><text:span text:style-name="T3">: Aanvraag Systeem Kredieten </text:span></text:p>
                  </text:list-item>
                  <text:list-item>
                    <text:p text:style-name="P24"><text:span text:style-name="T7">NOV 2004 - SEP 2005</text:span><text:span text:style-name="T3"><text:line-break/></text:span><text:span text:style-name="T2">WebSphere Administration</text:span><text:span text:style-name="T3"> at ING Belgium: WebSphere versions 4.0 and 5.1 clusters on Windows/Solaris/AIX; Automated installation and administration for WebSphere 5.1 using jacl, java code and/or wsadmin. Troubleshooting applications with HeapAnalyser and ThreadAnalyzer. </text:span></text:p>
                  </text:list-item>
                  <text:list-item>
                    <text:p text:style-name="P24"><text:span text:style-name="T7">SEP 2004 - OCT 2004</text:span><text:span text:style-name="T3">; </text:span><text:span text:style-name="T7">APR 2004</text:span><text:span text:style-name="T3"><text:line-break/>Internal </text:span><text:span text:style-name="T2">Java</text:span><text:span text:style-name="T3"> project: Timeregistration and project follow up application using struts and hibernate. The application runs on WebSphere 5/DB2 under Windows with a testenvironment on Tomcat/MySQL. The development environment was Eclipse and WSAD. </text:span></text:p>
                  </text:list-item>
                  <text:list-item>
                    <text:p text:style-name="P24"><text:span text:style-name="T7">AUG 2004</text:span><text:span text:style-name="T3"><text:line-break/></text:span><text:span text:style-name="T2">NatStart</text:span><text:span text:style-name="T3"> at SNS bank (NL): Adding Account Manager module to the "Bemiddelaars Informatie Systeem" client/server application. </text:span></text:p>
                  </text:list-item>
                  <text:list-item>
                    <text:p text:style-name="P24"><text:span text:style-name="T7">JUN 2004 - JUL 2004</text:span><text:span text:style-name="T3"><text:line-break/></text:span><text:span text:style-name="T2">Java</text:span><text:span text:style-name="T3"> project at Neckermann Shopping (NL): Switching the customer data part of the automatic ordering system (Ecombo) from Oracle (on AIX) to IDMS (using eXadas) on mainframe. The application runs under WebSphere 5 on AIX and uses EJB's to interface with the web frontend. </text:span></text:p>
                  </text:list-item>
                  <text:list-item>
                    <text:p text:style-name="P24"><text:span text:style-name="T7">MAY 2004</text:span><text:span text:style-name="T3"><text:line-break/></text:span><text:span text:style-name="T2">NatStart</text:span><text:span text:style-name="T3"> at SNS bank (NL): Changing the risk model on the "Consumptief Krediet Kantoren" client/server application. </text:span></text:p>
                  </text:list-item>
                  <text:list-item>
                    <text:p text:style-name="P24"><text:span text:style-name="T7">MAR 2001 - MAR 2004</text:span><text:span text:style-name="T3"><text:line-break/>Parts II project at Toyota Motor Europe Marketing and Engineering (TMME). Parts II is a </text:span><text:soft-page-break/><text:span text:style-name="T3">Windows/Mainframe/CICS/DB2 written in </text:span><text:span text:style-name="T2">NatStar</text:span><text:span text:style-name="T3"> and cobol for the European stock management and ordering system of spare parts. Started as online (NatStar) developer in the Maintenance team. Gradually became backup for the online build manager. Since December 2001, team leader for the online team reponsible for assigning work to the team members, motivating them, making plannings, making technical analysises and guard the quality of the delivered work.</text:span></text:p>
                  </text:list-item>
                </text:list>
              </text:list-item>
              <text:list-item>
                <text:p text:style-name="P24"><text:span text:style-name="T6">JUN 2000 - JAN 2001</text:span><text:span text:style-name="T3"> Full-time scientific personnel at the Centrum voor Landbouweconomie (CLE) [Center for Agricultural Economics], Belgian ministry of agriculture; </text:span><text:span text:style-name="T7">Publication:</text:span><text:span text:style-name="T3"> "Technische en economische resultaten van de varkenshouderij op bedrijven uit het CLE-boekhoudnet (Boekjaar 1998-1999)" [Technical en economical results of pig keeping on farms from the CLE's accountancy net (year 1998-1999)] </text:span></text:p>
              </text:list-item>
              <text:list-item>
                <text:p text:style-name="P24"><text:span text:style-name="T6">NOV 1998 - APR 2000</text:span><text:span text:style-name="T3"> Part-time (40%) scientific collaborator at the </text:span><text:a xlink:type="simple" xlink:href="http://www.kuleuven.ac.be/ucs/" text:style-name="ListLabel_20_73" text:visited-style-name="ListLabel_20_73"><text:span text:style-name="Internet_20_link"><text:span text:style-name="T3">University Centre of Statistics (U.C.S.)</text:span></text:span></text:a><text:span text:style-name="T3">, K.U.Leuven, Belgium; VESTAC project: Visualization of and Experimentation with STAtistical Concepts (Education Council K.U.Leuven); Writing web applets. </text:span></text:p>
              </text:list-item>
              <text:list-item>
                <text:p text:style-name="P17"><text:span text:style-name="T6">25 NOV 1999 - 25 DEC 1999</text:span><text:span text:style-name="T3"> Extra part-time (+40%) scientific collaborator at the </text:span><text:a xlink:type="simple" xlink:href="http://www.kuleuven.ac.be/ucs/" text:style-name="ListLabel_20_73" text:visited-style-name="ListLabel_20_73"><text:span text:style-name="Internet_20_link"><text:span text:style-name="T3">University Centre of Statistics (U.C.S.)</text:span></text:span></text:a><text:span text:style-name="T3">, K.U.Leuven, Belgium; Statistical analyses.</text:span></text:p>
              </text:list-item>
            </text:list>
          </table:table-cell>
          <table:covered-table-cell/>
          <table:covered-table-cell/>
          <table:covered-table-cell/>
          <table:table-cell table:style-name="Tabel2.B2" office:value-type="string">
            <text:p text:style-name="Standard"><text:span text:style-name="T3"> </text:span></text:p>
          </table:table-cell>
        </table:table-row>
        <table:table-row table:style-name="Tabel2.1">
          <table:table-cell table:style-name="Tabel2.B2" table:number-columns-spanned="5" office:value-type="string">
            <text:p text:style-name="Standard"><text:span text:style-name="T4"> </text:span></text:p>
          </table:table-cell>
          <table:covered-table-cell/>
          <table:covered-table-cell/>
          <table:covered-table-cell/>
          <table:covered-table-cell/>
        </table:table-row>
        <table:table-row table:style-name="Tabel2.1">
          <table:table-cell table:style-name="Tabel2.A1" table:number-columns-spanned="5" office:value-type="string">
            <text:p text:style-name="Standard"><text:span text:style-name="T3"> </text:span></text:p>
          </table:table-cell>
          <table:covered-table-cell/>
          <table:covered-table-cell/>
          <table:covered-table-cell/>
          <table:covered-table-cell/>
        </table:table-row>
        <table:table-row table:style-name="Tabel2.1">
          <table:table-cell table:style-name="Tabel2.A1" office:value-type="string">
            <text:p text:style-name="P5"/>
          </table:table-cell>
          <table:table-cell table:style-name="Tabel2.A1" office:value-type="string">
            <text:p text:style-name="P2"/>
          </table:table-cell>
          <table:table-cell table:style-name="Tabel2.B1" office:value-type="string">
            <text:p text:style-name="Standard"><text:span text:style-name="T4"> </text:span></text:p>
          </table:table-cell>
          <table:table-cell table:style-name="Tabel2.A1" office:value-type="string">
            <text:p text:style-name="P5"/>
          </table:table-cell>
          <table:table-cell table:style-name="Tabel2.A1" office:value-type="string">
            <text:p text:style-name="P2"/>
          </table:table-cell>
        </table:table-row>
        <table:table-row table:style-name="Tabel2.1">
          <table:table-cell table:style-name="Tabel2.A1" office:value-type="string">
            <text:p text:style-name="P2"/>
          </table:table-cell>
          <table:table-cell table:style-name="Tabel2.A1" office:value-type="string">
            <text:p text:style-name="P2"/>
          </table:table-cell>
          <table:table-cell table:style-name="Tabel2.B1" office:value-type="string">
            <text:p text:style-name="P3"><text:span text:style-name="T5">Education &amp; Certification</text:span></text:p>
          </table:table-cell>
          <table:table-cell table:style-name="Tabel2.A1" office:value-type="string">
            <text:p text:style-name="P7"/>
          </table:table-cell>
          <table:table-cell table:style-name="Tabel2.A1" office:value-type="string">
            <text:p text:style-name="P2"/>
          </table:table-cell>
        </table:table-row>
        <table:table-row table:style-name="Tabel2.1">
          <table:table-cell table:style-name="Tabel2.B2" table:number-columns-spanned="2" office:value-type="string">
            <text:p text:style-name="Standard"><text:span text:style-name="T4"> </text:span></text:p>
          </table:table-cell>
          <table:covered-table-cell/>
          <table:table-cell table:style-name="Tabel2.B1" office:value-type="string">
            <text:p text:style-name="Standard"><text:span text:style-name="T4"> </text:span></text:p>
          </table:table-cell>
          <table:table-cell table:style-name="Tabel2.B2" table:number-columns-spanned="2" office:value-type="string">
            <text:p text:style-name="Standard"><text:span text:style-name="T4"> </text:span></text:p>
          </table:table-cell>
          <table:covered-table-cell/>
        </table:table-row>
        <table:table-row table:style-name="Tabel2.1">
          <table:table-cell table:style-name="Tabel2.B2" table:number-columns-spanned="4" office:value-type="string">
            <text:list xml:id="list709247282" text:style-name="WWNum3">
              <text:list-item>
                <text:p text:style-name="P10"><text:span text:style-name="T6">2020</text:span><text:span text:style-name="T3"> Elastic: </text:span><text:span text:style-name="T7">Kibana Data and Ops Analyst</text:span><text:span text:style-name="T3"> course. </text:span></text:p>
              </text:list-item>
              <text:list-item>
                <text:p text:style-name="P25"><text:span text:style-name="T6">2020</text:span><text:span text:style-name="T3"> 365 Data Science: </text:span><text:span text:style-name="T7">Advanced Statistical Methods in Python</text:span><text:span text:style-name="T3"> course. </text:span></text:p>
              </text:list-item>
              <text:list-item>
                <text:p text:style-name="P25"><text:span text:style-name="T6">2020</text:span><text:span text:style-name="T3"> 365 Data Science: </text:span><text:span text:style-name="T7">SQL + Tableau</text:span><text:span text:style-name="T3"> course. </text:span></text:p>
              </text:list-item>
              <text:list-item>
                <text:p text:style-name="P25"><text:span text:style-name="T6">2020</text:span><text:span text:style-name="T3"> 365 Data Science: </text:span><text:span text:style-name="T7">Tableau</text:span><text:span text:style-name="T3"> course. </text:span></text:p>
              </text:list-item>
              <text:list-item>
                <text:p text:style-name="P25"><text:span text:style-name="T6">2019</text:span><text:span text:style-name="T3"> Cloudera: </text:span><text:span text:style-name="T7">HBase</text:span><text:span text:style-name="T3"> training. </text:span></text:p>
              </text:list-item>
              <text:list-item>
                <text:p text:style-name="P25"><text:span text:style-name="T6">2018</text:span><text:span text:style-name="T3"> RedHat: </text:span><text:span text:style-name="T7">DO407: Automation with Ansible</text:span><text:span text:style-name="T3"> course. </text:span></text:p>
              </text:list-item>
              <text:list-item>
                <text:p text:style-name="P25"><text:span text:style-name="T6">2018</text:span><text:span text:style-name="T3"> MongoDB University: </text:span><text:span text:style-name="T7">M102: MongoDB for DBAs</text:span><text:span text:style-name="T3"> (</text:span><text:a xlink:type="simple" xlink:href="https://university.mongodb.com/course_completion/2ad15077-114b-4625-84b5-d4608e15" text:style-name="ListLabel_20_73" text:visited-style-name="ListLabel_20_73"><text:span text:style-name="Internet_20_link"><text:span text:style-name="T3">certificate</text:span></text:span></text:a><text:span text:style-name="T3">) </text:span></text:p>
              </text:list-item>
              <text:list-item>
                <text:p text:style-name="P25"><text:span text:style-name="T6">2018</text:span><text:span text:style-name="T3"> MongoDB University: </text:span><text:span text:style-name="T7">M310: MongoDB Security</text:span><text:span text:style-name="T3"> (</text:span><text:a xlink:type="simple" xlink:href="http://university.mongodb.com/course_completion/8f5c95b4-ecab-45cc-b9a4-2a9ad141" text:style-name="ListLabel_20_73" text:visited-style-name="ListLabel_20_73"><text:span text:style-name="Internet_20_link"><text:span text:style-name="T3">certificate</text:span></text:span></text:a><text:span text:style-name="T3">) </text:span></text:p>
              </text:list-item>
              <text:list-item>
                <text:p text:style-name="P25"><text:span text:style-name="T6">2018</text:span><text:span text:style-name="T3"> MongoDB University: </text:span><text:span text:style-name="T7">M201: MongoDB Performance</text:span><text:span text:style-name="T3"> (</text:span><text:a xlink:type="simple" xlink:href="http://university.mongodb.com/course_completion/5c1a4251-4be6-4413-a179-bf610d38" text:style-name="ListLabel_20_73" text:visited-style-name="ListLabel_20_73"><text:span text:style-name="Internet_20_link"><text:span text:style-name="T3">certificate</text:span></text:span></text:a><text:span text:style-name="T3">) </text:span></text:p>
              </text:list-item>
              <text:list-item>
                <text:p text:style-name="P25"><text:span text:style-name="T6">2018</text:span><text:span text:style-name="T3"> MongoDB University: </text:span><text:span text:style-name="T7">M103: Basic Cluster Administration</text:span><text:span text:style-name="T3"> (</text:span><text:a xlink:type="simple" xlink:href="http://university.mongodb.com/course_completion/d13d8c2e-cc48-4370-a306-a71970a5" text:style-name="ListLabel_20_73" text:visited-style-name="ListLabel_20_73"><text:span text:style-name="Internet_20_link"><text:span text:style-name="T3">certificate</text:span></text:span></text:a><text:span text:style-name="T3">) </text:span></text:p>
              </text:list-item>
              <text:list-item>
                <text:p text:style-name="P25"><text:span text:style-name="T6">2018</text:span><text:span text:style-name="T3"> MongoDB University: </text:span><text:span text:style-name="T7">M001: Mongo Basics</text:span><text:span text:style-name="T3"> (</text:span><text:a xlink:type="simple" xlink:href="http://university.mongodb.com/course_completion/5ef1aad8-d1f7-49d2-8a25-e1111a20" text:style-name="ListLabel_20_73" text:visited-style-name="ListLabel_20_73"><text:span text:style-name="Internet_20_link"><text:span text:style-name="T3">certificate</text:span></text:span></text:a><text:span text:style-name="T3">) </text:span></text:p>
              </text:list-item>
              <text:list-item>
                <text:p text:style-name="P25"><text:span text:style-name="T6">2017</text:span><text:span text:style-name="T3"> </text:span><text:span text:style-name="T7">LFS151.x: Introduction to Cloud Infrastructure Technologies</text:span><text:span text:style-name="T3"> (</text:span><text:a xlink:type="simple" xlink:href="https://courses.edx.org/certificates/216def9d41db4e8bb5ddde73da88073d" text:style-name="ListLabel_20_73" text:visited-style-name="ListLabel_20_73"><text:span text:style-name="Internet_20_link"><text:span text:style-name="T3">edX certificate</text:span></text:span></text:a><text:span text:style-name="T3">) </text:span></text:p>
              </text:list-item>
              <text:list-item>
                <text:p text:style-name="P25"><text:span text:style-name="T6">2017</text:span><text:span text:style-name="T3"> </text:span><text:span text:style-name="T7">WEBSECx: Web Security Fundamentals</text:span><text:span text:style-name="T3"> (</text:span><text:a xlink:type="simple" xlink:href="https://courses.edx.org/certificates/9d44748d25b042d4ba2acc33e4ee31df" text:style-name="ListLabel_20_73" text:visited-style-name="ListLabel_20_73"><text:span text:style-name="Internet_20_link"><text:span text:style-name="T3">edX certificate</text:span></text:span></text:a><text:span text:style-name="T3">) </text:span></text:p>
              </text:list-item>
              <text:list-item>
                <text:p text:style-name="P25"><text:span text:style-name="T6">2017</text:span><text:span text:style-name="T3"> Elastic: </text:span><text:span text:style-name="T7">X-pack Machine Learning</text:span><text:span text:style-name="T3"> presentation. </text:span></text:p>
              </text:list-item>
              <text:list-item>
                <text:p text:style-name="P25"><text:span text:style-name="T6">2016</text:span><text:span text:style-name="T3"> </text:span><text:span text:style-name="T7">Getting Started with PowerShell 3.0 Jump Start</text:span><text:span text:style-name="T3"> </text:span></text:p>
              </text:list-item>
              <text:list-item>
                <text:p text:style-name="P25"><text:soft-page-break/><text:span text:style-name="T6">2015</text:span><text:span text:style-name="T3"> </text:span><text:span text:style-name="T7">DAT203x: Data Science and Machine Learning Essentials</text:span><text:span text:style-name="T3"> (</text:span><text:a xlink:type="simple" xlink:href="https://courses.edx.org/certificates/user/8306985/course/course-v1:Microsoft+DAT203x+1T2016" text:style-name="ListLabel_20_73" text:visited-style-name="ListLabel_20_73"><text:span text:style-name="Internet_20_link"><text:span text:style-name="T3">edX certificate</text:span></text:span></text:a><text:span text:style-name="T3">) </text:span></text:p>
              </text:list-item>
              <text:list-item>
                <text:p text:style-name="P25"><text:span text:style-name="T6">2013</text:span><text:span text:style-name="T3"> </text:span><text:span text:style-name="T7">ITIL certified</text:span><text:span text:style-name="T3"> </text:span></text:p>
              </text:list-item>
              <text:list-item>
                <text:p text:style-name="P25"><text:span text:style-name="T6">2011</text:span><text:span text:style-name="T3"> </text:span><text:span text:style-name="T7">dynaTrace certified</text:span><text:span text:style-name="T3"> </text:span></text:p>
              </text:list-item>
              <text:list-item>
                <text:p text:style-name="P25"><text:span text:style-name="T6">2010</text:span><text:span text:style-name="T3"> </text:span><text:span text:style-name="T7">Novell Certified Linux Administrator (CLA)</text:span><text:span text:style-name="T3"> </text:span></text:p>
              </text:list-item>
              <text:list-item>
                <text:p text:style-name="P25"><text:span text:style-name="T6">2008</text:span><text:span text:style-name="T3"> Certificate from the University of Ghent: </text:span><text:span text:style-name="T7">ICT Software &amp; Data processing - Part I: The hardware-software interface </text:span></text:p>
              </text:list-item>
              <text:list-item>
                <text:p text:style-name="P25"><text:span text:style-name="T6">2006</text:span><text:span text:style-name="T7"> Linux Professional Institute certified: Junior Level Administration (LPIC-1) </text:span><text:span text:style-name="T8">[LPI ID: LPI000100756]</text:span><text:span text:style-name="T7"> </text:span></text:p>
              </text:list-item>
              <text:list-item>
                <text:p text:style-name="P25"><text:span text:style-name="T6">2005</text:span><text:span text:style-name="T7"> BLOSO certified volleyball trainer level C (Volleybal Initiator) </text:span></text:p>
              </text:list-item>
              <text:list-item>
                <text:p text:style-name="P25"><text:span text:style-name="T6">2004</text:span><text:span text:style-name="T7"> IBM Certified Associate Developer WebSphere Studio V5.0 </text:span></text:p>
              </text:list-item>
              <text:list-item>
                <text:p text:style-name="P25"><text:span text:style-name="T6">1998-2000</text:span><text:span text:style-name="T7"> Master of statistics at the </text:span><text:a xlink:type="simple" xlink:href="http://www.kuleuven.ac.be/ucs/" text:style-name="ListLabel_20_74" text:visited-style-name="ListLabel_20_74"><text:span text:style-name="Internet_20_link"><text:span text:style-name="T7">University Centre of Statistics (U.C.S.)</text:span></text:span></text:a><text:span text:style-name="T7">, K.U.Leuven, Belgium; English program; Paper: "Risk factors in Sudden Infant Death Syndrome (SIDS)"; Graduated magna cum laude. </text:span></text:p>
              </text:list-item>
              <text:list-item>
                <text:p text:style-name="P25"><text:span text:style-name="T6">1993-1998</text:span><text:span text:style-name="T7"> Master of engineering at the </text:span><text:a xlink:type="simple" xlink:href="http://www.agr.kuleuven.ac.be/" text:style-name="ListLabel_20_74" text:visited-style-name="ListLabel_20_74"><text:span text:style-name="Internet_20_link"><text:span text:style-name="T7">faculty of agricultural and applied biological sciences</text:span></text:span></text:a><text:span text:style-name="T7">, K.U.Leuven; Major in stockbreeding, minor cellular and genetic biotechnology; Paper: "Fokstrategieën voor de zeldzame Belgische schapenrassen."[Breeding strategies for the Belgian rare breeds of sheep]; Graduated cum laude. </text:span></text:p>
              </text:list-item>
              <text:list-item>
                <text:p text:style-name="P25"><text:span text:style-name="T6">1986-1993</text:span><text:span text:style-name="T7"> ASO mathematics/sciences, Sint-Albertuscollege Haasrode, Heverlee, Belgium </text:span></text:p>
              </text:list-item>
              <text:list-item>
                <text:p text:style-name="P25"><text:span text:style-name="T6">Extra Courses</text:span><text:span text:style-name="T7"> </text:span></text:p>
                <text:list>
                  <text:list-item>
                    <text:p text:style-name="P25"><text:span text:style-name="T7">2012, Citrix XenApp </text:span></text:p>
                  </text:list-item>
                  <text:list-item>
                    <text:p text:style-name="P25"><text:span text:style-name="T7">2004, Java Components &amp; Frameworks (Log4j, Apache Commons, JSP/Servlet, Struts, Spring, IoC, Hibernate, ...) </text:span></text:p>
                  </text:list-item>
                  <text:list-item>
                    <text:p text:style-name="P25"><text:span text:style-name="T7">2003, AUGEO 5: project and resource management </text:span></text:p>
                  </text:list-item>
                  <text:list-item>
                    <text:p text:style-name="P25"><text:span text:style-name="T7">2002, Portals Training: Mediapps NetPortal, Weblogic and WebSphere portal </text:span></text:p>
                  </text:list-item>
                  <text:list-item>
                    <text:p text:style-name="P25"><text:span text:style-name="T7">2002, Unified Process Fundamentals training </text:span></text:p>
                  </text:list-item>
                  <text:list-item>
                    <text:p text:style-name="P25"><text:span text:style-name="T7">2002, Introduction to AdvancedWeb, NetPortal and OpenMarket </text:span></text:p>
                  </text:list-item>
                  <text:list-item>
                    <text:p text:style-name="P25"><text:span text:style-name="T7">2002, Introduction to UML </text:span></text:p>
                  </text:list-item>
                  <text:list-item>
                    <text:p text:style-name="P25"><text:span text:style-name="T7">2001, Advanced EJB and WebSphere programming at IBM </text:span></text:p>
                  </text:list-item>
                  <text:list-item>
                    <text:p text:style-name="P25"><text:span text:style-name="T7">2001, NatStar course at Cognicase Benelux </text:span></text:p>
                  </text:list-item>
                  <text:list-item>
                    <text:p text:style-name="P18"><text:span text:style-name="T7">1998, Java course at K.U.Leuven</text:span></text:p>
                  </text:list-item>
                </text:list>
              </text:list-item>
            </text:list>
          </table:table-cell>
          <table:covered-table-cell/>
          <table:covered-table-cell/>
          <table:covered-table-cell/>
          <table:table-cell table:style-name="Tabel2.B2" office:value-type="string">
            <text:p text:style-name="Standard"><text:span text:style-name="T3"> </text:span></text:p>
          </table:table-cell>
        </table:table-row>
        <table:table-row table:style-name="Tabel2.1">
          <table:table-cell table:style-name="Tabel2.B2" table:number-columns-spanned="5" office:value-type="string">
            <text:p text:style-name="Standard"><text:span text:style-name="T4"> </text:span></text:p>
          </table:table-cell>
          <table:covered-table-cell/>
          <table:covered-table-cell/>
          <table:covered-table-cell/>
          <table:covered-table-cell/>
        </table:table-row>
        <table:table-row table:style-name="Tabel2.1">
          <table:table-cell table:style-name="Tabel2.A1" table:number-columns-spanned="5" office:value-type="string">
            <text:p text:style-name="Standard"><text:span text:style-name="T3"> </text:span></text:p>
          </table:table-cell>
          <table:covered-table-cell/>
          <table:covered-table-cell/>
          <table:covered-table-cell/>
          <table:covered-table-cell/>
        </table:table-row>
        <table:table-row table:style-name="Tabel2.1">
          <table:table-cell table:style-name="Tabel2.A1" office:value-type="string">
            <text:p text:style-name="P5"/>
          </table:table-cell>
          <table:table-cell table:style-name="Tabel2.A1" office:value-type="string">
            <text:p text:style-name="P2"/>
          </table:table-cell>
          <table:table-cell table:style-name="Tabel2.A1" office:value-type="string">
            <text:p text:style-name="P2"/>
          </table:table-cell>
          <table:table-cell table:style-name="Tabel2.B1" office:value-type="string">
            <text:p text:style-name="Standard"><text:span text:style-name="T4"> </text:span></text:p>
          </table:table-cell>
          <table:table-cell table:style-name="Tabel2.A1" office:value-type="string">
            <text:p text:style-name="P5"/>
          </table:table-cell>
        </table:table-row>
        <table:table-row table:style-name="Tabel2.1">
          <table:table-cell table:style-name="Tabel2.A1" office:value-type="string">
            <text:p text:style-name="P2"/>
          </table:table-cell>
          <table:table-cell table:style-name="Tabel2.A1" office:value-type="string">
            <text:p text:style-name="P2"/>
          </table:table-cell>
          <table:table-cell table:style-name="Tabel2.A1" office:value-type="string">
            <text:p text:style-name="P2"/>
          </table:table-cell>
          <table:table-cell table:style-name="Tabel2.B1" office:value-type="string">
            <text:p text:style-name="P3"><text:span text:style-name="T5">IT skills</text:span></text:p>
          </table:table-cell>
          <table:table-cell table:style-name="Tabel2.A1" office:value-type="string">
            <text:p text:style-name="P7"/>
          </table:table-cell>
        </table:table-row>
        <table:table-row table:style-name="Tabel2.1">
          <table:table-cell table:style-name="Tabel2.B2" table:number-columns-spanned="3" office:value-type="string">
            <text:p text:style-name="Standard"><text:span text:style-name="T4"> </text:span></text:p>
          </table:table-cell>
          <table:covered-table-cell/>
          <table:covered-table-cell/>
          <table:table-cell table:style-name="Tabel2.B1" office:value-type="string">
            <text:p text:style-name="Standard"><text:span text:style-name="T4"> </text:span></text:p>
          </table:table-cell>
          <table:table-cell table:style-name="Tabel2.B2" office:value-type="string">
            <text:p text:style-name="Standard"><text:span text:style-name="T4"> </text:span></text:p>
          </table:table-cell>
        </table:table-row>
        <table:table-row table:style-name="Tabel2.1">
          <table:table-cell table:style-name="Tabel2.B2" office:value-type="string">
            <text:p text:style-name="Standard"><text:span text:style-name="T3"> </text:span></text:p>
          </table:table-cell>
          <table:table-cell table:style-name="Tabel2.B2" table:number-columns-spanned="3" office:value-type="string">
            <table:table table:name="Tabel1" table:style-name="Tabel1">
              <table:table-column table:style-name="Tabel1.A"/>
              <table:table-column table:style-name="Tabel1.B"/>
              <table:table-column table:style-name="Tabel1.C"/>
              <table:table-row table:style-name="Tabel1.1">
                <table:table-cell table:style-name="Tabel1.A1" table:number-columns-spanned="3" office:value-type="string">
                  <text:p text:style-name="Standard"><text:span text:style-name="T3"> </text:span></text:p>
                </table:table-cell>
                <table:covered-table-cell/>
                <table:covered-table-cell/>
              </table:table-row>
              <table:table-row table:style-name="Tabel1.1">
                <table:table-cell table:style-name="Tabel1.A2" table:number-columns-spanned="3" office:value-type="string">
                  <text:p text:style-name="Standard"><text:span text:style-name="T3"> </text:span><text:span text:style-name="T2">Automate &amp; Document</text:span><text:span text:style-name="T3"> </text:span></text:p>
                </table:table-cell>
                <table:covered-table-cell/>
                <table:covered-table-cell/>
              </table:table-row>
              <table:table-row table:style-name="Tabel1.1">
                <table:table-cell table:style-name="Tabel1.A2" office:value-type="string">
                  <text:p text:style-name="Standard"><text:span text:style-name="T3"> </text:span></text:p>
                </table:table-cell>
                <table:table-cell table:style-name="Tabel1.A1" office:value-type="string">
                  <text:list xml:id="list564049166" text:style-name="WWNum4">
                    <text:list-item>
                      <text:p text:style-name="P11"><text:span text:style-name="T3">The 'desired state' model of Ansible I find a strong principle. Ansible Tower is a nice layer around it taking care of </text:span><text:soft-page-break/><text:span text:style-name="T3">structure and authorizations. Writing playbooks, roles and modules (Python) is satifying. </text:span></text:p>
                    </text:list-item>
                    <text:list-item>
                      <text:p text:style-name="P26"><text:span text:style-name="T3">Documenting setups and procedures in different setups: wiki, documents, presentations, ... for handover to myself, colleagues, an offshore team or consumers of our assets. </text:span></text:p>
                    </text:list-item>
                    <text:list-item>
                      <text:p text:style-name="P26"><text:span text:style-name="T3">Automizing installations: from a simple single script to automate the boring stuff to an entire framework. </text:span></text:p>
                    </text:list-item>
                    <text:list-item>
                      <text:p text:style-name="P26"><text:span text:style-name="T3">Creating pipelines for deployment package creation. </text:span></text:p>
                    </text:list-item>
                    <text:list-item>
                      <text:p text:style-name="P26"><text:span text:style-name="T3">Pytest is a very well thought out testing framework, not only for Python. </text:span></text:p>
                    </text:list-item>
                    <text:list-item>
                      <text:p text:style-name="P26"><text:span text:style-name="T3">Building monitoring scripts: is it up?, will the certificate expire soon?, is it healthy?, is it responsive?, unusual behaviour?, ... </text:span></text:p>
                    </text:list-item>
                    <text:list-item>
                      <text:p text:style-name="P26"><text:span text:style-name="T3">Spreading knowledge by giving presentations and courses. </text:span></text:p>
                    </text:list-item>
                    <text:list-item>
                      <text:p text:style-name="P26"><text:span text:style-name="T3">Raspberry Pi projects for monitoring the environment (light, dust, ...), backups and monitoring. </text:span></text:p>
                    </text:list-item>
                    <text:list-item>
                      <text:p text:style-name="P26"><text:span text:style-name="T3">Automatic backups of documents from Windows/Linux/MacOS end user machines. </text:span></text:p>
                    </text:list-item>
                    <text:list-item>
                      <text:p text:style-name="P19"><text:span text:style-name="T3">Experimenting with infrastucture as code with vagrant on virtual machines or on the cloud (DigitalOcean). </text:span></text:p>
                    </text:list-item>
                  </text:list>
                </table:table-cell>
                <table:table-cell table:style-name="Tabel1.A2" office:value-type="string">
                  <text:p text:style-name="Standard"><text:span text:style-name="T3"> </text:span></text:p>
                </table:table-cell>
              </table:table-row>
              <table:table-row table:style-name="Tabel1.1">
                <table:table-cell table:style-name="Tabel1.A1" table:number-columns-spanned="3" office:value-type="string">
                  <text:p text:style-name="Standard"><text:span text:style-name="T3"> </text:span></text:p>
                </table:table-cell>
                <table:covered-table-cell/>
                <table:covered-table-cell/>
              </table:table-row>
              <table:table-row table:style-name="Tabel1.1">
                <table:table-cell table:style-name="Tabel1.A2" table:number-columns-spanned="3" office:value-type="string">
                  <text:p text:style-name="Standard"><text:span text:style-name="T3"> </text:span><text:span text:style-name="T2">Technology Environments</text:span><text:span text:style-name="T3"> </text:span></text:p>
                </table:table-cell>
                <table:covered-table-cell/>
                <table:covered-table-cell/>
              </table:table-row>
              <table:table-row table:style-name="Tabel1.1">
                <table:table-cell table:style-name="Tabel1.A2" office:value-type="string">
                  <text:p text:style-name="Standard"><text:span text:style-name="T3"> </text:span></text:p>
                </table:table-cell>
                <table:table-cell table:style-name="Tabel1.A1" office:value-type="string">
                  <text:list xml:id="list823185178" text:style-name="WWNum5">
                    <text:list-item>
                      <text:p text:style-name="P12"><text:span text:style-name="T3">Xymon lightweight monitoring. </text:span></text:p>
                    </text:list-item>
                    <text:list-item>
                      <text:p text:style-name="P27"><text:span text:style-name="T3">Install&amp;Conf: Elasticsearch / Logstash / Kibana stack with X-pack with authentication on AD. </text:span></text:p>
                    </text:list-item>
                    <text:list-item>
                      <text:p text:style-name="P27"><text:span text:style-name="T3">Raspberry Pi </text:span></text:p>
                    </text:list-item>
                    <text:list-item>
                      <text:p text:style-name="P27"><text:span text:style-name="T3">Install&amp;Conf: Subversion with authentication on AD. </text:span></text:p>
                    </text:list-item>
                    <text:list-item>
                      <text:p text:style-name="P27"><text:span text:style-name="T3">Multitier application: Windows - CICS - Mainframe - DB2 (NatStar) </text:span></text:p>
                    </text:list-item>
                    <text:list-item>
                      <text:p text:style-name="P27"><text:span text:style-name="T3">Multitier application: Windows - TP - Windows - Sybase (NatStar) </text:span></text:p>
                    </text:list-item>
                    <text:list-item>
                      <text:p text:style-name="P27"><text:span text:style-name="T3">Backend application: EJB - WebSphere - Oracle/IDMS (java) </text:span></text:p>
                    </text:list-item>
                    <text:list-item>
                      <text:p text:style-name="P27"><text:span text:style-name="T3">Web sites &amp; web applications</text:span></text:p>
                      <text:list>
                        <text:list-item>
                          <text:p text:style-name="P27"><text:span text:style-name="T3">using static site generators </text:span></text:p>
                        </text:list-item>
                        <text:list-item>
                          <text:p text:style-name="P27"><text:span text:style-name="T3">using Bootstrap </text:span></text:p>
                        </text:list-item>
                        <text:list-item>
                          <text:p text:style-name="P27"><text:span text:style-name="T3">using plain html/javascipt </text:span></text:p>
                        </text:list-item>
                        <text:list-item>
                          <text:p text:style-name="P27"><text:span text:style-name="T3">using php and MySQL </text:span></text:p>
                        </text:list-item>
                        <text:list-item>
                          <text:p text:style-name="P20"><text:span text:style-name="T3">using JSP/Servlets/Struts/Hibernate/MySQL/DB2 </text:span></text:p>
                        </text:list-item>
                      </text:list>
                    </text:list-item>
                  </text:list>
                </table:table-cell>
                <table:table-cell table:style-name="Tabel1.A2" office:value-type="string">
                  <text:p text:style-name="Standard"><text:span text:style-name="T3"> </text:span></text:p>
                </table:table-cell>
              </table:table-row>
              <table:table-row table:style-name="Tabel1.1">
                <table:table-cell table:style-name="Tabel1.A1" table:number-columns-spanned="3" office:value-type="string">
                  <text:p text:style-name="Standard"><text:span text:style-name="T3"> </text:span></text:p>
                </table:table-cell>
                <table:covered-table-cell/>
                <table:covered-table-cell/>
              </table:table-row>
              <table:table-row table:style-name="Tabel1.1">
                <table:table-cell table:style-name="Tabel1.A2" table:number-columns-spanned="3" office:value-type="string">
                  <text:p text:style-name="Standard"><text:span text:style-name="T3"> </text:span><text:span text:style-name="T2">Programming Languages &amp; Development Tools</text:span><text:span text:style-name="T3"> </text:span></text:p>
                </table:table-cell>
                <table:covered-table-cell/>
                <table:covered-table-cell/>
              </table:table-row>
              <table:table-row table:style-name="Tabel1.1">
                <table:table-cell table:style-name="Tabel1.A2" office:value-type="string">
                  <text:p text:style-name="Standard"><text:span text:style-name="T3"> </text:span></text:p>
                </table:table-cell>
                <table:table-cell table:style-name="Tabel1.A1" office:value-type="string">
                  <text:list xml:id="list3796476085" text:style-name="WWNum6">
                    <text:list-item>
                      <text:p text:style-name="P13"><text:span text:style-name="T3">Java (POJO, JEE, Hibernate)</text:span></text:p>
                    </text:list-item>
                    <text:list-item>
                      <text:p text:style-name="P28"><text:span text:style-name="T3">jacl (Java TCL)</text:span></text:p>
                    </text:list-item>
                    <text:list-item>
                      <text:p text:style-name="P28"><text:span text:style-name="T3">Python (3) programming/scripting (shelve, sqlite, </text:span><text:soft-page-break/><text:span text:style-name="T3">PonyORM, pymongo, http server, tkinter, Xymon, ...) with Pytest and coverage, jython</text:span></text:p>
                    </text:list-item>
                    <text:list-item>
                      <text:p text:style-name="P28"><text:span text:style-name="T3">Perl</text:span></text:p>
                    </text:list-item>
                    <text:list-item>
                      <text:p text:style-name="P28"><text:span text:style-name="T3">PHP</text:span></text:p>
                    </text:list-item>
                    <text:list-item>
                      <text:p text:style-name="P28"><text:span text:style-name="T3">NCL (NatStar/NatWeb)</text:span></text:p>
                    </text:list-item>
                    <text:list-item>
                      <text:p text:style-name="P28"><text:span text:style-name="T3">Visual Basic, GWBasic</text:span></text:p>
                    </text:list-item>
                    <text:list-item>
                      <text:p text:style-name="P28"><text:span text:style-name="T3">Basic C</text:span></text:p>
                    </text:list-item>
                    <text:list-item>
                      <text:p text:style-name="P28"><text:span text:style-name="T3">Shell scripting (ksh, bash, dos)</text:span></text:p>
                    </text:list-item>
                    <text:list-item>
                      <text:p text:style-name="P28"><text:span text:style-name="T3">(Turbo) Pascal</text:span></text:p>
                    </text:list-item>
                    <text:list-item>
                      <text:p text:style-name="P28"><text:span text:style-name="T3">HTML, JavaScript</text:span></text:p>
                    </text:list-item>
                    <text:list-item>
                      <text:p text:style-name="P21"><text:span text:style-name="T3">Versioning systems: git, CVS, Subversion, ClearCase, NSAConfig</text:span></text:p>
                    </text:list-item>
                  </text:list>
                </table:table-cell>
                <table:table-cell table:style-name="Tabel1.A2" office:value-type="string">
                  <text:p text:style-name="Standard"><text:span text:style-name="T3"> </text:span></text:p>
                </table:table-cell>
              </table:table-row>
              <table:table-row table:style-name="Tabel1.1">
                <table:table-cell table:style-name="Tabel1.A1" table:number-columns-spanned="3" office:value-type="string">
                  <text:p text:style-name="Standard"><text:span text:style-name="T3"> </text:span></text:p>
                </table:table-cell>
                <table:covered-table-cell/>
                <table:covered-table-cell/>
              </table:table-row>
            </table:table>
            <text:p text:style-name="P5"/>
          </table:table-cell>
          <table:covered-table-cell/>
          <table:covered-table-cell/>
          <table:table-cell table:style-name="Tabel2.B2" office:value-type="string">
            <text:p text:style-name="Standard"><text:span text:style-name="T3"> </text:span></text:p>
          </table:table-cell>
        </table:table-row>
        <table:table-row table:style-name="Tabel2.1">
          <table:table-cell table:style-name="Tabel2.B2" table:number-columns-spanned="5" office:value-type="string">
            <text:p text:style-name="Standard"><text:span text:style-name="T4"> </text:span></text:p>
          </table:table-cell>
          <table:covered-table-cell/>
          <table:covered-table-cell/>
          <table:covered-table-cell/>
          <table:covered-table-cell/>
        </table:table-row>
        <table:table-row table:style-name="Tabel2.1">
          <table:table-cell table:style-name="Tabel2.A1" table:number-columns-spanned="5" office:value-type="string">
            <text:p text:style-name="Standard"><text:span text:style-name="T3"> </text:span></text:p>
          </table:table-cell>
          <table:covered-table-cell/>
          <table:covered-table-cell/>
          <table:covered-table-cell/>
          <table:covered-table-cell/>
        </table:table-row>
        <table:table-row table:style-name="Tabel2.1">
          <table:table-cell table:style-name="Tabel2.A1" office:value-type="string">
            <text:p text:style-name="P5"/>
          </table:table-cell>
          <table:table-cell table:style-name="Tabel2.B1" office:value-type="string">
            <text:p text:style-name="Standard"><text:span text:style-name="T4"> </text:span></text:p>
          </table:table-cell>
          <table:table-cell table:style-name="Tabel2.A1" office:value-type="string">
            <text:p text:style-name="P5"/>
          </table:table-cell>
          <table:table-cell table:style-name="Tabel2.A1" office:value-type="string">
            <text:p text:style-name="P2"/>
          </table:table-cell>
          <table:table-cell table:style-name="Tabel2.A1" office:value-type="string">
            <text:p text:style-name="P2"/>
          </table:table-cell>
        </table:table-row>
        <table:table-row table:style-name="Tabel2.1">
          <table:table-cell table:style-name="Tabel2.A1" office:value-type="string">
            <text:p text:style-name="P2"/>
          </table:table-cell>
          <table:table-cell table:style-name="Tabel2.B1" office:value-type="string">
            <text:p text:style-name="P3"><text:span text:style-name="T5">Languages</text:span></text:p>
          </table:table-cell>
          <table:table-cell table:style-name="Tabel2.A1" office:value-type="string">
            <text:p text:style-name="P7"/>
          </table:table-cell>
          <table:table-cell table:style-name="Tabel2.A1" office:value-type="string">
            <text:p text:style-name="P2"/>
          </table:table-cell>
          <table:table-cell table:style-name="Tabel2.A1" office:value-type="string">
            <text:p text:style-name="P2"/>
          </table:table-cell>
        </table:table-row>
        <table:table-row table:style-name="Tabel2.1">
          <table:table-cell table:style-name="Tabel2.B2" office:value-type="string">
            <text:p text:style-name="Standard"><text:span text:style-name="T4"> </text:span></text:p>
          </table:table-cell>
          <table:table-cell table:style-name="Tabel2.B1" office:value-type="string">
            <text:p text:style-name="Standard"><text:span text:style-name="T4"> </text:span></text:p>
          </table:table-cell>
          <table:table-cell table:style-name="Tabel2.B2" table:number-columns-spanned="3" office:value-type="string">
            <text:p text:style-name="Standard"><text:span text:style-name="T4"> </text:span></text:p>
          </table:table-cell>
          <table:covered-table-cell/>
          <table:covered-table-cell/>
        </table:table-row>
        <table:table-row table:style-name="Tabel2.1">
          <table:table-cell table:style-name="Tabel2.B2" table:number-columns-spanned="4" office:value-type="string">
            <text:list xml:id="list2569761858" text:style-name="WWNum7">
              <text:list-item>
                <text:p text:style-name="P14"><text:span text:style-name="T9">Dutch</text:span><text:span text:style-name="T3"> as native language</text:span></text:p>
              </text:list-item>
              <text:list-item>
                <text:p text:style-name="P29"><text:span text:style-name="T3">Excellent in </text:span><text:span text:style-name="T9">English</text:span></text:p>
              </text:list-item>
              <text:list-item>
                <text:p text:style-name="P29"><text:span text:style-name="T3">Very good in understanding written and spoken </text:span><text:span text:style-name="T9">French</text:span><text:span text:style-name="T3">, moderate in writing, good in speaking</text:span></text:p>
              </text:list-item>
              <text:list-item>
                <text:p text:style-name="P22"><text:span text:style-name="T3">Good in understanding written and spoken </text:span><text:span text:style-name="T9">German</text:span><text:span text:style-name="T3">, far less in writing and speaking</text:span></text:p>
              </text:list-item>
            </text:list>
          </table:table-cell>
          <table:covered-table-cell/>
          <table:covered-table-cell/>
          <table:covered-table-cell/>
          <table:table-cell table:style-name="Tabel2.B2" office:value-type="string">
            <text:p text:style-name="Standard"><text:span text:style-name="T3"> </text:span></text:p>
          </table:table-cell>
        </table:table-row>
        <table:table-row table:style-name="Tabel2.1">
          <table:table-cell table:style-name="Tabel2.B2" table:number-columns-spanned="5" office:value-type="string">
            <text:p text:style-name="Standard"><text:span text:style-name="T4"> </text:span></text:p>
          </table:table-cell>
          <table:covered-table-cell/>
          <table:covered-table-cell/>
          <table:covered-table-cell/>
          <table:covered-table-cell/>
        </table:table-row>
        <table:table-row table:style-name="Tabel2.1">
          <table:table-cell table:style-name="Tabel2.A1" table:number-columns-spanned="5" office:value-type="string">
            <text:p text:style-name="Standard"><text:span text:style-name="T3"> </text:span></text:p>
          </table:table-cell>
          <table:covered-table-cell/>
          <table:covered-table-cell/>
          <table:covered-table-cell/>
          <table:covered-table-cell/>
        </table:table-row>
        <table:table-row table:style-name="Tabel2.1">
          <table:table-cell table:style-name="Tabel2.A1" office:value-type="string">
            <text:p text:style-name="P5"/>
          </table:table-cell>
          <table:table-cell table:style-name="Tabel2.A1" office:value-type="string">
            <text:p text:style-name="P2"/>
          </table:table-cell>
          <table:table-cell table:style-name="Tabel2.B1" office:value-type="string">
            <text:p text:style-name="Standard"><text:span text:style-name="T4"> </text:span></text:p>
          </table:table-cell>
          <table:table-cell table:style-name="Tabel2.A1" office:value-type="string">
            <text:p text:style-name="P5"/>
          </table:table-cell>
          <table:table-cell table:style-name="Tabel2.A1" office:value-type="string">
            <text:p text:style-name="P2"/>
          </table:table-cell>
        </table:table-row>
        <table:table-row table:style-name="Tabel2.1">
          <table:table-cell table:style-name="Tabel2.A1" office:value-type="string">
            <text:p text:style-name="P2"/>
          </table:table-cell>
          <table:table-cell table:style-name="Tabel2.A1" office:value-type="string">
            <text:p text:style-name="P2"/>
          </table:table-cell>
          <table:table-cell table:style-name="Tabel2.B1" office:value-type="string">
            <text:p text:style-name="P3"><text:span text:style-name="T5">Hobbies &amp; Interests</text:span></text:p>
          </table:table-cell>
          <table:table-cell table:style-name="Tabel2.A1" office:value-type="string">
            <text:p text:style-name="P7"/>
          </table:table-cell>
          <table:table-cell table:style-name="Tabel2.A1" office:value-type="string">
            <text:p text:style-name="P2"/>
          </table:table-cell>
        </table:table-row>
        <table:table-row table:style-name="Tabel2.1">
          <table:table-cell table:style-name="Tabel2.B2" table:number-columns-spanned="2" office:value-type="string">
            <text:p text:style-name="Standard"><text:span text:style-name="T4"> </text:span></text:p>
          </table:table-cell>
          <table:covered-table-cell/>
          <table:table-cell table:style-name="Tabel2.B1" office:value-type="string">
            <text:p text:style-name="Standard"><text:span text:style-name="T4"> </text:span></text:p>
          </table:table-cell>
          <table:table-cell table:style-name="Tabel2.B2" table:number-columns-spanned="2" office:value-type="string">
            <text:p text:style-name="Standard"><text:span text:style-name="T4"> </text:span></text:p>
          </table:table-cell>
          <table:covered-table-cell/>
        </table:table-row>
        <table:table-row table:style-name="Tabel2.1">
          <table:table-cell table:style-name="Tabel2.B2" table:number-columns-spanned="4" office:value-type="string">
            <text:list xml:id="list2232613679" text:style-name="WWNum8">
              <text:list-item>
                <text:p text:style-name="P15"><text:span text:style-name="T3">Volleyball player; Until season 2004/2005 trainer of the amateur team CME. Season 2007-2010 trainer of the ladies recreational team of Vollek. </text:span></text:p>
              </text:list-item>
              <text:list-item>
                <text:p text:style-name="P30"><text:span text:style-name="T3">Until 2004 football (soccer) player at VK Heuvel-lo </text:span></text:p>
              </text:list-item>
              <text:list-item>
                <text:p text:style-name="P30"><text:span text:style-name="T3">Since 1992 active in the JeKa. JeKa is aimed at the youth (age 12-18) of the local community. </text:span></text:p>
              </text:list-item>
              <text:list-item>
                <text:p text:style-name="P30"><text:span text:style-name="T3">Was an active member of Verzetje, the pastoral youth team of the federation Herent. </text:span></text:p>
              </text:list-item>
              <text:list-item>
                <text:p text:style-name="P30"><text:span text:style-name="T3">Participant and collaborator at Tentenkamp from 1999 until 2006. </text:span></text:p>
              </text:list-item>
              <text:list-item>
                <text:p text:style-name="P30"><text:soft-page-break/><text:span text:style-name="T3">Member of the Belgian Budgerigar Club (</text:span><text:a xlink:type="simple" xlink:href="http://www.bgc-nationaal.be/" text:style-name="ListLabel_20_73" text:visited-style-name="ListLabel_20_73"><text:span text:style-name="Internet_20_link"><text:span text:style-name="T3">Belgische Grasparkieten Club</text:span></text:span></text:a><text:span text:style-name="T3">). </text:span></text:p>
              </text:list-item>
              <text:list-item>
                <text:p text:style-name="P23"><text:span text:style-name="T3">Member of the Belgian Foundation Living Heritige (</text:span><text:a xlink:type="simple" xlink:href="http://www.sle.be/" text:style-name="ListLabel_20_73" text:visited-style-name="ListLabel_20_73"><text:span text:style-name="Internet_20_link"><text:span text:style-name="T3">Steunpunt Levend Erfgoed</text:span></text:span></text:a><text:span text:style-name="T3">).</text:span></text:p>
              </text:list-item>
            </text:list>
          </table:table-cell>
          <table:covered-table-cell/>
          <table:covered-table-cell/>
          <table:covered-table-cell/>
          <table:table-cell table:style-name="Tabel2.B2" office:value-type="string">
            <text:p text:style-name="Standard"><text:span text:style-name="T3"> </text:span></text:p>
          </table:table-cell>
        </table:table-row>
        <table:table-row table:style-name="Tabel2.1">
          <table:table-cell table:style-name="Tabel2.A1" table:number-columns-spanned="5" office:value-type="string">
            <text:p text:style-name="Standard"><text:span text:style-name="T3"> </text:span></text:p>
          </table: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l" fo:country="BE" style:letter-kerning="false" style:font-name-asian="Times New Roman1" style:font-size-asian="10pt" style:language-asian="nl" style:country-asian="B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nl" fo:country="BE" style:letter-kerning="false" style:font-name-asian="Times New Roman1" style:font-size-asian="10pt" style:language-asian="nl" style:country-asian="B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name-asian="F"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msonormal" style:family="paragraph" style:parent-style-name="Standard" style:default-outline-level="">
      <style:paragraph-properties fo:margin-top="0.494cm" fo:margin-bottom="0.494cm" loext:contextual-spacing="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Normal_20__28_Web_29_" style:display-name="Normal (Web)" style:family="paragraph" style:parent-style-name="Standard" style:default-outline-level="">
      <style:paragraph-properties fo:margin-top="0.494cm" fo:margin-bottom="0.494cm" loext:contextual-spacing="false"/>
    </style:style>
    <style:style style:name="Default_20_Paragraph_20_Font" style:display-name="Default Paragraph Font" style:family="text"/>
    <style:style style:name="HTML-adres_20_Char" style:display-name="HTML-adres Char" style:family="text" style:parent-style-name="Default_20_Paragraph_20_Font">
      <style:text-properties fo:font-size="12pt" fo:font-style="italic" style:font-name-asian="F" style:font-family-generic-asian="system" style:font-pitch-asian="variable" style:font-size-asian="12pt" style:font-style-asian="italic" style:font-size-complex="12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sian="Times New Roman1" style:font-family-asian="'Times New Roman'" style:font-family-generic-asian="system" style:font-pitch-asian="variable"/>
    </style:style>
    <style:style style:name="ListLabel_20_74" style:display-name="ListLabel 74" style:family="text">
      <style:text-properties fo:font-style="italic" style:font-name-asian="Times New Roman1" style:font-family-asian="'Times New Roman'" style:font-family-generic-asian="system" style:font-pitch-asian="variable"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r. Bert Raeymaekers</dc:title>
    <meta:initial-creator>Imke Raeymaekers</meta:initial-creator>
    <dc:creator>Imke Raeymaekers</dc:creator>
    <meta:editing-cycles>2</meta:editing-cycles>
    <meta:creation-date>2020-10-02T05:47:00</meta:creation-date>
    <dc:date>2020-10-02T05:47:00</dc:date>
    <meta:editing-duration>P0D</meta:editing-duration>
    <meta:generator>LibreOffice/6.1.5.2$Linux_X86_64 LibreOffice_project/10$Build-2</meta:generator>
    <meta:document-statistic meta:table-count="2" meta:image-count="0" meta:object-count="0" meta:page-count="8" meta:paragraph-count="184" meta:word-count="2100" meta:character-count="13810" meta:non-whitespace-character-count="118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